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맑은 고딕" style:font-family-generic="roman" style:font-family-generic-asian="modern" style:font-pitch="variable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맑은 고딕" style:font-family-generic="roman" style:font-family-generic-asian="modern" style:font-pitch="variable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맑은 고딕" style:font-family-generic="roman" style:font-family-generic-asian="modern" style:font-pitch="variable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맑은 고딕" style:font-family-generic="roman" style:font-family-generic-asian="modern" style:font-pitch="variable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맑은 고딕" style:font-family-generic="roman" style:font-family-generic-asian="modern" style:font-pitch="variable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맑은 고딕" style:font-family-generic="roman" style:font-family-generic-asian="modern" style:font-pitch="variable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맑은 고딕" style:font-family-generic="roman" style:font-family-generic-asian="modern" style:font-pitch="variable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빈-화면" presentation:presentation-page-layout-name="Master1-PPL7" draw:id="Slide-256">
        <draw:frame draw:id="id73" presentation:style-name="a568" draw:name="제목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빅데이터를 활용한 스마트 도시관리</text:span></text:p>
          </draw:text-box>
          <svg:title/>
          <svg:desc/>
        </draw:frame>
        <draw:frame draw:id="id74" presentation:style-name="a577" draw:name="부제목 2" svg:x="0.55118in" svg:y="1.45079in" svg:width="9.92087in" svg:height="3.59606in" presentation:class="subtitle" presentation:placeholder="false">
          <draw:text-box>
            <text:p text:style-name="a570" text:class-names="" text:cond-style-name=""><text:span text:style-name="a569" text:class-names="">조장</text:span></text:p>
            <text:p text:style-name="a572" text:class-names="" text:cond-style-name=""><text:span text:style-name="a571" text:class-names="">응원이</text:span></text:p>
            <text:p text:style-name="a574" text:class-names="" text:cond-style-name=""><text:span text:style-name="a573" text:class-names="">낙서쟁이</text:span></text:p>
            <text:p text:style-name="a576" text:class-names="" text:cond-style-name=""><text:span text:style-name="a575" text:class-names="">프로서치러</text:span></text:p>
          </draw:text-box>
          <svg:title/>
          <svg:desc/>
        </draw:frame>
        <presentation:notes draw:style-name="a583">
          <draw:frame draw:id="id75" draw:style-name="a580" draw:name="슬라이드 번호 개체 틀 6" svg:x="4.67953in" svg:y="11.10827in" svg:width="3.5878in" svg:height="0.58425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81" draw:name="슬라이드 이미지 개체 틀 1">
            <svg:title/>
            <svg:desc/>
          </draw:page-thumbnail>
          <draw:frame draw:id="id77" presentation:style-name="a582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4" draw:master-page-name="Master1-Layout7-blank-빈-화면" presentation:presentation-page-layout-name="Master1-PPL7" draw:id="Slide-257">
        <draw:frame draw:id="id78" presentation:style-name="a587" draw:name="제목 1" svg:x="0.55118in" svg:y="0.24724in" svg:width="9.92087in" svg:height="1.03504in" presentation:class="title" presentation:placeholder="false">
          <draw:text-box>
            <text:p text:style-name="a586" text:class-names="" text:cond-style-name=""><text:span text:style-name="a585" text:class-names="">목차</text:span></text:p>
          </draw:text-box>
          <svg:title/>
          <svg:desc/>
        </draw:frame>
        <draw:frame draw:id="id79" presentation:style-name="a613" draw:name="텍스트 개체 틀 2" svg:x="0.55118in" svg:y="1.29331in" svg:width="9.92087in" svg:height="4.6122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빅데이터 시대의 도래</text:span></text:p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빅데이터에 대한 관심 증대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4" text:class-names="">빅데이터란</text:span><text:span text:style-name="a595" text:class-names=""/></text:p>
                  </text:list-item>
                </text:list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도시문제에 대한 빅데이터 적용 방법</text:span></text:p>
              </text:list-item>
            </text:list>
            <text:list text:style-name="a604">
              <text:list-item>
                <text:p text:style-name="a603" text:class-names="" text:cond-style-name=""><text:span text:style-name="a601" text:class-names="">빅데이터를<text:s text:c="1"/></text:span><text:span text:style-name="a602" text:class-names="">통한 도시관리</text:span></text:p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스마트 물류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08" text:class-names="">빅데이터 활용 모델<text:s text:c="1"/></text:span><text:span text:style-name="a609" text:class-names="">-<text:s text:c="1"/></text:span><text:span text:style-name="a610" text:class-names="">주택분야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19">
          <draw:frame draw:id="id80" draw:style-name="a616" draw:name="슬라이드 번호 개체 틀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617" draw:name="슬라이드 이미지 개체 틀 1">
            <svg:title/>
            <svg:desc/>
          </draw:page-thumbnail>
          <draw:frame draw:id="id82" presentation:style-name="a618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0" draw:master-page-name="Master1-Layout7-blank-빈-화면" presentation:presentation-page-layout-name="Master1-PPL7" draw:id="Slide-258">
        <draw:frame draw:id="id83" presentation:style-name="a623" draw:name="제목 1" svg:x="0.55118in" svg:y="0.24724in" svg:width="9.92087in" svg:height="1.03504in" presentation:class="title" presentation:placeholder="false">
          <draw:text-box>
            <text:p text:style-name="a622" text:class-names="" text:cond-style-name=""><text:span text:style-name="a621" text:class-names="">도시문제에 대한 빅데이터 적용 방법</text:span></text:p>
          </draw:text-box>
          <svg:title/>
          <svg:desc/>
        </draw:frame>
        <draw:frame draw:id="id84" presentation:style-name="a650" draw:name="텍스트 개체 틀 2" svg:x="0.55118in" svg:y="1.45079in" svg:width="9.92087in" svg:height="3.59606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4" text:class-names="">홍수</text:span><text:span text:style-name="a625" text:class-names="">,<text:s text:c="1"/></text:span><text:span text:style-name="a626" text:class-names="">침수지역 발생<text:s text:c="1"/></text:span><text:span text:style-name="a627" text:class-names="">: SNS</text:span><text:span text:style-name="a628" text:class-names="">를 통해 침수 지도 작성 및 실시간 전파</text:span></text:p>
              </text:list-item>
            </text:list>
            <text:list text:style-name="a637">
              <text:list-item>
                <text:p text:style-name="a636" text:class-names="" text:cond-style-name=""><text:span text:style-name="a631" text:class-names="">교통 혼잡에 따른 소통 문제<text:s text:c="1"/></text:span><text:span text:style-name="a632" text:class-names="">:<text:s text:c="1"/></text:span><text:span text:style-name="a633" text:class-names="">실시간 교통 정보 제공</text:span><text:span text:style-name="a634" text:class-names="">,<text:s text:c="1"/></text:span><text:span text:style-name="a635" text:class-names="">예측 교통 정보 제공</text:span></text:p>
              </text:list-item>
            </text:list>
            <text:list text:style-name="a644">
              <text:list-item>
                <text:p text:style-name="a643" text:class-names="" text:cond-style-name=""><text:span text:style-name="a638" text:class-names="">에너지 전력 문제<text:s text:c="1"/></text:span><text:span text:style-name="a639" text:class-names="">:<text:s text:c="1"/></text:span><text:span text:style-name="a640" text:class-names="">실시간 사용량 체크</text:span><text:span text:style-name="a641" text:class-names="">,<text:s text:c="1"/></text:span><text:span text:style-name="a642" text:class-names="">고객 중심의 합리적 에너지 소비 유도</text:span></text:p>
              </text:list-item>
            </text:list>
            <text:list text:style-name="a649">
              <text:list-item>
                <text:p text:style-name="a648" text:class-names="" text:cond-style-name=""><text:span text:style-name="a645" text:class-names="">낙후지역 개발<text:s text:c="1"/></text:span><text:span text:style-name="a646" text:class-names="">:<text:s text:c="1"/></text:span><text:span text:style-name="a647" text:class-names="">지역 주민의 다양한 생활 데이터 분석을 통한 맞춤형 도시 개발</text:span></text:p>
              </text:list-item>
            </text:list>
          </draw:text-box>
          <svg:title/>
          <svg:desc/>
        </draw:frame>
        <presentation:notes draw:style-name="a656">
          <draw:frame draw:id="id85" draw:style-name="a653" draw:name="슬라이드 번호 개체 틀 6" svg:x="4.67953in" svg:y="11.10827in" svg:width="3.5878in" svg:height="0.58425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654" draw:name="슬라이드 이미지 개체 틀 1">
            <svg:title/>
            <svg:desc/>
          </draw:page-thumbnail>
          <draw:frame draw:id="id87" presentation:style-name="a655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7" draw:master-page-name="Master1-Layout7-blank-빈-화면" presentation:presentation-page-layout-name="Master1-PPL7" draw:id="Slide-259">
        <draw:frame draw:id="id88" presentation:style-name="a662" draw:name="제목 1" svg:x="0.55118in" svg:y="0.24724in" svg:width="9.92087in" svg:height="1.03504in" presentation:class="title" presentation:placeholder="false">
          <draw:text-box>
            <text:p text:style-name="a661" text:class-names="" text:cond-style-name=""><text:span text:style-name="a658" text:class-names="">빅데이터와 스마트 물류 예</text:span><text:span text:style-name="a659" text:class-names="">:<text:s text:c="1"/></text:span><text:span text:style-name="a660" text:class-names=""><text:s text:c="1"/></text:span></text:p>
          </draw:text-box>
          <svg:title/>
          <svg:desc/>
        </draw:frame>
        <draw:frame draw:id="id89" presentation:style-name="a681" draw:name="텍스트 개체 틀 2" svg:x="0.55118in" svg:y="1.45079in" svg:width="9.92087in" svg:height="3.59606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3" text:class-names="">막대한 데이터와 화물의 물동 예측을 통해 오류 제거할 수<text:s text:c="1"/></text:span><text:span text:style-name="a664" text:class-names=""><text:s text:c="1"/></text:span><text:span text:style-name="a665" text:class-names="">있다</text:span><text:span text:style-name="a666" text:class-names="">.</text:span></text:p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빅데이터와 물류가 만나면서 흐름에 대한 예경보가 가능하다</text:span><text:span text:style-name="a670" text:class-names="">.</text:span></text:p>
              </text:list-item>
            </text:list>
            <text:list text:style-name="a676">
              <text:list-item>
                <text:p text:style-name="a675" text:class-names="" text:cond-style-name=""><text:span text:style-name="a673" text:class-names="">빠르고 합리적인 물류 배송 계획을 수립할 수 있다</text:span><text:span text:style-name="a674" text:class-names="">.</text:span></text:p>
              </text:list-item>
            </text:list>
            <text:list text:style-name="a680">
              <text:list-item>
                <text:p text:style-name="a679" text:class-names="" text:cond-style-name=""><text:span text:style-name="a677" text:class-names="">교통수단이나 노선 최적화가 가능하다</text:span><text:span text:style-name="a678" text:class-names="">.</text:span></text:p>
              </text:list-item>
            </text:list>
          </draw:text-box>
          <svg:title/>
          <svg:desc/>
        </draw:frame>
        <presentation:notes draw:style-name="a687">
          <draw:frame draw:id="id90" draw:style-name="a684" draw:name="슬라이드 번호 개체 틀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685" draw:name="슬라이드 이미지 개체 틀 1">
            <svg:title/>
            <svg:desc/>
          </draw:page-thumbnail>
          <draw:frame draw:id="id92" presentation:style-name="a686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8" draw:master-page-name="Master1-Layout7-blank-빈-화면" presentation:presentation-page-layout-name="Master1-PPL7" draw:id="Slide-260">
        <draw:frame draw:id="id93" presentation:style-name="a694" draw:name="제목 1" svg:x="0.55118in" svg:y="0.24724in" svg:width="9.92087in" svg:height="1.03504in" presentation:class="title" presentation:placeholder="false">
          <draw:text-box>
            <text:p text:style-name="a693" text:class-names="" text:cond-style-name=""><text:span text:style-name="a689" text:class-names="">빅데이터 활용 모델<text:s text:c="1"/></text:span><text:span text:style-name="a690" text:class-names="">–<text:s text:c="1"/></text:span><text:span text:style-name="a691" text:class-names="">주택분야 예</text:span><text:span text:style-name="a692" text:class-names="">:</text:span></text:p>
          </draw:text-box>
          <svg:title/>
          <svg:desc/>
        </draw:frame>
        <draw:frame draw:id="id94" presentation:style-name="a709" draw:name="텍스트 개체 틀 2" svg:x="0.55118in" svg:y="1.45079in" svg:width="9.92087in" svg:height="3.59606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5" text:class-names="">국가공간정보유통시스템</text:span><text:span text:style-name="a696" text:class-names="">(www.nsic.go.kr)</text:span><text:span text:style-name="a697" text:class-names="">에서 전수 조사하여 빅데이터를 공개</text:span></text:p>
              </text:list-item>
            </text:list>
            <text:list text:style-name="a705">
              <text:list-item>
                <text:p text:style-name="a704" text:class-names="" text:cond-style-name=""><text:span text:style-name="a700" text:class-names="">공공데이터포털<text:s text:c="1"/></text:span><text:span text:style-name="a701" text:class-names="">:<text:s text:c="1"/></text:span><text:span text:style-name="a702" text:class-names="">전국개별주택가격정보표준데이터<text:s text:c="1"/></text:span><text:span text:style-name="a703" text:class-names="">(data.go.kr)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* 캡쳐</text:span></text:p>
              </text:list-item>
            </text:list>
          </draw:text-box>
          <svg:title/>
          <svg:desc/>
        </draw:frame>
        <presentation:notes draw:style-name="a715">
          <draw:frame draw:id="id95" draw:style-name="a712" draw:name="슬라이드 번호 개체 틀 6" svg:x="4.67953in" svg:y="11.10827in" svg:width="3.5878in" svg:height="0.58425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6" presentation:style-name="a713" draw:name="슬라이드 이미지 개체 틀 1">
            <svg:title/>
            <svg:desc/>
          </draw:page-thumbnail>
          <draw:frame draw:id="id97" presentation:style-name="a714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16" draw:master-page-name="Master1-Layout7-blank-빈-화면" presentation:presentation-page-layout-name="Master1-PPL7" draw:id="Slide-261">
        <draw:frame draw:id="id98" presentation:style-name="a720" draw:name="제목 1" svg:x="0.55118in" svg:y="0.52283in" svg:width="9.92087in" svg:height="1.03504in" presentation:class="title" presentation:placeholder="false">
          <draw:text-box>
            <text:p text:style-name="a719" text:class-names="" text:cond-style-name=""><text:span text:style-name="a717" text:class-names="">빅데이터를 이용한 일자리 프로젝트 예</text:span><text:span text:style-name="a718" text:class-names="">:</text:span></text:p>
          </draw:text-box>
          <svg:title/>
          <svg:desc/>
        </draw:frame>
        <draw:frame draw:id="id99" presentation:style-name="a754" draw:name="텍스트 개체 틀 2" svg:x="0.55118in" svg:y="2.12008in" svg:width="9.92087in" svg:height="3.59606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1" text:class-names="">1.<text:s text:c="1"/></text:span><text:span text:style-name="a722" text:class-names="">우리가 쉽게 접할 수 있는 주택 빅데이타와 일자리 빅데이터에 접속해서 필요한 자료를 분석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2. 새내기가 스펙을 쌓아서 취업과 생활을 병행하기 위하여 정책적 제도적 기반을 만들어 줄 필요가 있다는 것을 알게 되었다.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3. 효과:</text:span></text:p>
              </text:list-item>
            </text:list>
            <text:list text:style-name="a741">
              <text:list-item>
                <text:p text:style-name="a740" text:class-names="" text:cond-style-name=""><text:span text:style-name="a737" text:class-names="">ㄱ</text:span><text:span text:style-name="a738" text:class-names="">.<text:s text:c="1"/></text:span><text:span text:style-name="a739" text:class-names="">언택트 시대에 걸어서 출근을 이라는 모토로 주택과 일자리 관련하여 각 다른기관에 산재한 정보의 통합 및 제공</text:span></text:p>
              </text:list-item>
            </text:list>
            <text:list text:style-name="a753">
              <text:list-item>
                <text:p text:style-name="a752" text:class-names="" text:cond-style-name=""><text:span text:style-name="a742" text:class-names="">ㄴ</text:span><text:span text:style-name="a743" text:class-names="">.<text:s text:c="1"/></text:span><text:span text:style-name="a744" text:class-names="">수요자</text:span><text:span text:style-name="a745" text:class-names="">(</text:span><text:span text:style-name="a746" text:class-names="">청년구직자</text:span><text:span text:style-name="a747" text:class-names="">) -<text:s text:c="1"/></text:span><text:span text:style-name="a748" text:class-names="">콩나물 시루</text:span><text:span text:style-name="a749" text:class-names="">,<text:s text:c="1"/></text:span><text:span text:style-name="a750" text:class-names="">속터지는 도로에서 벗어나 능력 하나로만 지역적 한계를 벗어날 수 있음</text:span><text:span text:style-name="a751" text:class-names="">.</text:span></text:p>
              </text:list-item>
            </text:list>
          </draw:text-box>
          <svg:title/>
          <svg:desc/>
        </draw:frame>
        <presentation:notes draw:style-name="a760">
          <draw:frame draw:id="id100" draw:style-name="a757" draw:name="슬라이드 번호 개체 틀 6" svg:x="4.67953in" svg:y="11.10827in" svg:width="3.5878in" svg:height="0.58425in">
            <draw:text-box>
              <text:p text:style-name="a756" text:class-names="" text:cond-style-name=""><text:span text:style-name="a75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1" presentation:style-name="a758" draw:name="슬라이드 이미지 개체 틀 1">
            <svg:title/>
            <svg:desc/>
          </draw:page-thumbnail>
          <draw:frame draw:id="id102" presentation:style-name="a759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제목 슬라이드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제목 및 내용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구역 머리글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콘텐츠 2개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비교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제목만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빈 화면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캡션 있는 콘텐츠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캡션 있는 그림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제목 및 세로 텍스트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세로 제목 및 텍스트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Noto Sans CJK K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Noto Sans CJK K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Noto Sans CJK K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asian="Noto Sans CJK K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erif CJK KR" style:font-family-asian="Noto Serif CJK KR" style:font-family-complex="Noto Sans CJK JP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KR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기본값" style:page-layout-name="pageLayout1" draw:style-name="a0">
      <draw:frame draw:id="id0" presentation:style-name="a3" draw:name="제목 개체 틀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텍스트 개체 틀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마스터 텍스트 스타일을 편집하려면 클릭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두 번째 수준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다섯 번째 수준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날짜 개체 틀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바닥글 개체 틀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슬라이드 번호 개체 틀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슬라이드 이미지 개체 틀 1">
          <svg:title/>
          <svg:desc/>
        </draw:page-thumbnail>
        <draw:frame draw:id="id6" presentation:style-name="a33" draw:name="슬라이드 노트 개체 틀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머리글 개체 틀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날짜 개체 틀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바닥글 개체 틀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슬라이드 번호 개체 틀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제목-슬라이드" style:page-layout-name="pageLayout1" draw:style-name="a47">
      <draw:frame draw:id="id11" presentation:style-name="a51" draw:name="제목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마스터 제목 스타일 편집</text:span><text:span text:style-name="a49" text:class-names=""/></text:p>
        </draw:text-box>
        <svg:title/>
        <svg:desc/>
      </draw:frame>
      <draw:frame draw:id="id12" presentation:style-name="a55" draw:name="부제목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클릭하여 마스터 부제목 스타일 편집</text:span><text:span text:style-name="a53" text:class-names=""/></text:p>
        </draw:text-box>
        <svg:title/>
        <svg:desc/>
      </draw:frame>
      <draw:frame draw:id="id13" presentation:style-name="a58" draw:name="날짜 개체 틀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바닥글 개체 틀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슬라이드 번호 개체 틀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슬라이드 이미지 개체 틀 1">
          <svg:title/>
          <svg:desc/>
        </draw:page-thumbnail>
        <draw:frame draw:id="id6" presentation:style-name="a69" draw:name="슬라이드 노트 개체 틀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머리글 개체 틀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날짜 개체 틀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바닥글 개체 틀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슬라이드 번호 개체 틀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제목-및-내용" style:page-layout-name="pageLayout1" draw:style-name="a83">
      <draw:frame draw:id="id16" presentation:style-name="a87" draw:name="제목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마스터 제목 스타일 편집</text:span><text:span text:style-name="a85" text:class-names=""/></text:p>
        </draw:text-box>
        <svg:title/>
        <svg:desc/>
      </draw:frame>
      <draw:frame draw:id="id17" presentation:style-name="a103" draw:name="내용 개체 틀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마스터 텍스트 스타일을 편집하려면 클릭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두 번째 수준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다섯 번째 수준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날짜 개체 틀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바닥글 개체 틀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슬라이드 번호 개체 틀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슬라이드 이미지 개체 틀 1">
          <svg:title/>
          <svg:desc/>
        </draw:page-thumbnail>
        <draw:frame draw:id="id6" presentation:style-name="a117" draw:name="슬라이드 노트 개체 틀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머리글 개체 틀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날짜 개체 틀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바닥글 개체 틀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슬라이드 번호 개체 틀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구역-머리글" style:page-layout-name="pageLayout1" draw:style-name="a131">
      <draw:frame draw:id="id21" presentation:style-name="a135" draw:name="제목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마스터 제목 스타일 편집</text:span><text:span text:style-name="a133" text:class-names=""/></text:p>
        </draw:text-box>
        <svg:title/>
        <svg:desc/>
      </draw:frame>
      <draw:frame draw:id="id22" presentation:style-name="a139" draw:name="텍스트 개체 틀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마스터 텍스트 스타일을 편집하려면 클릭</text:span></text:p>
            </text:list-item>
          </text:list>
        </draw:text-box>
        <svg:title/>
        <svg:desc/>
      </draw:frame>
      <draw:frame draw:id="id23" presentation:style-name="a142" draw:name="날짜 개체 틀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바닥글 개체 틀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슬라이드 번호 개체 틀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슬라이드 이미지 개체 틀 1">
          <svg:title/>
          <svg:desc/>
        </draw:page-thumbnail>
        <draw:frame draw:id="id6" presentation:style-name="a153" draw:name="슬라이드 노트 개체 틀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머리글 개체 틀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날짜 개체 틀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바닥글 개체 틀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슬라이드 번호 개체 틀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콘텐츠-2개" style:page-layout-name="pageLayout1" draw:style-name="a167">
      <draw:frame draw:id="id26" presentation:style-name="a171" draw:name="제목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마스터 제목 스타일 편집</text:span><text:span text:style-name="a169" text:class-names=""/></text:p>
        </draw:text-box>
        <svg:title/>
        <svg:desc/>
      </draw:frame>
      <draw:frame draw:id="id27" presentation:style-name="a187" draw:name="내용 개체 틀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마스터 텍스트 스타일을 편집하려면 클릭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두 번째 수준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다섯 번째 수준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내용 개체 틀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마스터 텍스트 스타일을 편집하려면 클릭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두 번째 수준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다섯 번째 수준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날짜 개체 틀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바닥글 개체 틀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슬라이드 번호 개체 틀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슬라이드 이미지 개체 틀 1">
          <svg:title/>
          <svg:desc/>
        </draw:page-thumbnail>
        <draw:frame draw:id="id6" presentation:style-name="a217" draw:name="슬라이드 노트 개체 틀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머리글 개체 틀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날짜 개체 틀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바닥글 개체 틀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슬라이드 번호 개체 틀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비교" style:page-layout-name="pageLayout1" draw:style-name="a231">
      <draw:frame draw:id="id32" presentation:style-name="a235" draw:name="제목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마스터 제목 스타일 편집</text:span><text:span text:style-name="a233" text:class-names=""/></text:p>
        </draw:text-box>
        <svg:title/>
        <svg:desc/>
      </draw:frame>
      <draw:frame draw:id="id33" presentation:style-name="a239" draw:name="텍스트 개체 틀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마스터 텍스트 스타일을 편집하려면 클릭</text:span></text:p>
            </text:list-item>
          </text:list>
        </draw:text-box>
        <svg:title/>
        <svg:desc/>
      </draw:frame>
      <draw:frame draw:id="id34" presentation:style-name="a255" draw:name="내용 개체 틀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마스터 텍스트 스타일을 편집하려면 클릭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두 번째 수준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다섯 번째 수준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텍스트 개체 틀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마스터 텍스트 스타일을 편집하려면 클릭</text:span></text:p>
            </text:list-item>
          </text:list>
        </draw:text-box>
        <svg:title/>
        <svg:desc/>
      </draw:frame>
      <draw:frame draw:id="id36" presentation:style-name="a275" draw:name="내용 개체 틀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마스터 텍스트 스타일을 편집하려면 클릭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두 번째 수준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다섯 번째 수준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날짜 개체 틀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바닥글 개체 틀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슬라이드 번호 개체 틀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슬라이드 이미지 개체 틀 1">
          <svg:title/>
          <svg:desc/>
        </draw:page-thumbnail>
        <draw:frame draw:id="id6" presentation:style-name="a289" draw:name="슬라이드 노트 개체 틀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머리글 개체 틀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날짜 개체 틀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바닥글 개체 틀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슬라이드 번호 개체 틀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제목만" style:page-layout-name="pageLayout1" draw:style-name="a303">
      <draw:frame draw:id="id40" presentation:style-name="a307" draw:name="제목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마스터 제목 스타일 편집</text:span><text:span text:style-name="a305" text:class-names=""/></text:p>
        </draw:text-box>
        <svg:title/>
        <svg:desc/>
      </draw:frame>
      <draw:frame draw:id="id41" presentation:style-name="a310" draw:name="날짜 개체 틀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바닥글 개체 틀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슬라이드 번호 개체 틀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슬라이드 이미지 개체 틀 1">
          <svg:title/>
          <svg:desc/>
        </draw:page-thumbnail>
        <draw:frame draw:id="id6" presentation:style-name="a321" draw:name="슬라이드 노트 개체 틀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머리글 개체 틀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날짜 개체 틀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바닥글 개체 틀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슬라이드 번호 개체 틀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빈-화면" style:page-layout-name="pageLayout1" draw:style-name="a335">
      <draw:frame draw:id="id44" presentation:style-name="a338" draw:name="날짜 개체 틀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바닥글 개체 틀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슬라이드 번호 개체 틀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슬라이드 이미지 개체 틀 1">
          <svg:title/>
          <svg:desc/>
        </draw:page-thumbnail>
        <draw:frame draw:id="id6" presentation:style-name="a349" draw:name="슬라이드 노트 개체 틀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머리글 개체 틀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날짜 개체 틀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바닥글 개체 틀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슬라이드 번호 개체 틀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캡션-있는-콘텐츠" style:page-layout-name="pageLayout1" draw:style-name="a363">
      <draw:frame draw:id="id47" presentation:style-name="a367" draw:name="제목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마스터 제목 스타일 편집</text:span><text:span text:style-name="a365" text:class-names=""/></text:p>
        </draw:text-box>
        <svg:title/>
        <svg:desc/>
      </draw:frame>
      <draw:frame draw:id="id48" presentation:style-name="a383" draw:name="내용 개체 틀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마스터 텍스트 스타일을 편집하려면 클릭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두 번째 수준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다섯 번째 수준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텍스트 개체 틀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마스터 텍스트 스타일을 편집하려면 클릭</text:span></text:p>
            </text:list-item>
          </text:list>
        </draw:text-box>
        <svg:title/>
        <svg:desc/>
      </draw:frame>
      <draw:frame draw:id="id50" presentation:style-name="a390" draw:name="날짜 개체 틀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바닥글 개체 틀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슬라이드 번호 개체 틀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슬라이드 이미지 개체 틀 1">
          <svg:title/>
          <svg:desc/>
        </draw:page-thumbnail>
        <draw:frame draw:id="id6" presentation:style-name="a401" draw:name="슬라이드 노트 개체 틀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머리글 개체 틀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날짜 개체 틀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바닥글 개체 틀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슬라이드 번호 개체 틀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캡션-있는-그림" style:page-layout-name="pageLayout1" draw:style-name="a415">
      <draw:frame draw:id="id53" presentation:style-name="a419" draw:name="제목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마스터 제목 스타일 편집</text:span><text:span text:style-name="a417" text:class-names=""/></text:p>
        </draw:text-box>
        <svg:title/>
        <svg:desc/>
      </draw:frame>
      <draw:frame draw:id="id54" presentation:style-name="a422" draw:name="그림 개체 틀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텍스트 개체 틀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마스터 텍스트 스타일을 편집하려면 클릭</text:span></text:p>
            </text:list-item>
          </text:list>
        </draw:text-box>
        <svg:title/>
        <svg:desc/>
      </draw:frame>
      <draw:frame draw:id="id56" presentation:style-name="a429" draw:name="날짜 개체 틀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바닥글 개체 틀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슬라이드 번호 개체 틀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슬라이드 이미지 개체 틀 1">
          <svg:title/>
          <svg:desc/>
        </draw:page-thumbnail>
        <draw:frame draw:id="id6" presentation:style-name="a440" draw:name="슬라이드 노트 개체 틀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머리글 개체 틀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날짜 개체 틀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바닥글 개체 틀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슬라이드 번호 개체 틀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제목-및-세로-텍스트" style:page-layout-name="pageLayout1" draw:style-name="a454">
      <draw:frame draw:id="id59" presentation:style-name="a458" draw:name="제목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마스터 제목 스타일 편집</text:span><text:span text:style-name="a456" text:class-names=""/></text:p>
        </draw:text-box>
        <svg:title/>
        <svg:desc/>
      </draw:frame>
      <draw:frame draw:id="id60" presentation:style-name="a475" draw:name="세로 텍스트 개체 틀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마스터 텍스트 스타일을 편집하려면 클릭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두 번째 수준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다섯 번째 수준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날짜 개체 틀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바닥글 개체 틀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슬라이드 번호 개체 틀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슬라이드 이미지 개체 틀 1">
          <svg:title/>
          <svg:desc/>
        </draw:page-thumbnail>
        <draw:frame draw:id="id6" presentation:style-name="a489" draw:name="슬라이드 노트 개체 틀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머리글 개체 틀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날짜 개체 틀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바닥글 개체 틀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슬라이드 번호 개체 틀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세로-제목-및-텍스트" style:page-layout-name="pageLayout1" draw:style-name="a503">
      <draw:frame draw:id="id64" presentation:style-name="a507" draw:name="세로 제목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마스터 제목 스타일 편집</text:span><text:span text:style-name="a505" text:class-names=""/></text:p>
        </draw:text-box>
        <svg:title/>
        <svg:desc/>
      </draw:frame>
      <draw:frame draw:id="id65" presentation:style-name="a524" draw:name="세로 텍스트 개체 틀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마스터 텍스트 스타일을 편집하려면 클릭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두 번째 수준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다섯 번째 수준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날짜 개체 틀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바닥글 개체 틀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슬라이드 번호 개체 틀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슬라이드 이미지 개체 틀 1">
          <svg:title/>
          <svg:desc/>
        </draw:page-thumbnail>
        <draw:frame draw:id="id6" presentation:style-name="a538" draw:name="슬라이드 노트 개체 틀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머리글 개체 틀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날짜 개체 틀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바닥글 개체 틀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슬라이드 번호 개체 틀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머리글 개체 틀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날짜 개체 틀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바닥글 개체 틀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슬라이드 번호 개체 틀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빅데이터를 활용한 스마트 도시관리</dc:title>
    <dc:creator>이 병남</dc:creator>
    <meta:creation-date>2020-10-06T10:54:08Z</meta:creation-date>
    <dc:date>2020-10-06T06:27:39Z</dc:date>
    <meta:editing-cycles>39</meta:editing-cycles>
    <meta:editing-duration>PT7219S</meta:editing-duration>
    <meta:document-statistic meta:paragraph-count="41" meta:word-count="255"/>
  </office:meta>
</office:document-meta>
</file>